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BatchUpdate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BatchUpdateException.getPropertyAccessException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BatchUpdateException.printStackTrace( PrintWriter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BatchUpdateException.PropertyBatchUpdateException( PropertyAccessException [ ] propertyAccess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BatchUpdateException.contains( @ Nullable Class &lt; ? &gt; ex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BatchUpdat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BatchUpdateException.printStackTrace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BatchUpdateException.getPropertyAccess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BatchUpdateException.getExcep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